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oxel[count]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Samples/ms</text:p>
          </table:table-cell>
          <table:table-cell office:value-type="string" calcext:value-type="string">
            <text:p>total CPU time[ms]</text:p>
          </table:table-cell>
          <table:table-cell office:value-type="string" calcext:value-type="string">
            <text:p>Ratio simple/simpa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  <table:table-cell table:formula="of:=[.D3]*8" office:value-type="float" office:value="0" calcext:value-type="float">
            <text:p>0</text:p>
          </table:table-cell>
          <table:table-cell table:formula="of:=[.D2]/[.D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596" calcext:value-type="float">
            <text:p>47596</text:p>
          </table:table-cell>
          <table:table-cell table:formula="of:=[.C4]/[.D4]" office:value-type="float" office:value="4538.19648709976" calcext:value-type="float">
            <text:p>4538,19648709976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887" calcext:value-type="float">
            <text:p>12887</text:p>
          </table:table-cell>
          <table:table-cell table:formula="of:=[.C5]/[.D5]" office:value-type="float" office:value="16761.0770543959" calcext:value-type="float">
            <text:p>16761,0770543959</text:p>
          </table:table-cell>
          <table:table-cell table:formula="of:=[.D5]*8" office:value-type="float" office:value="103096" calcext:value-type="float">
            <text:p>103096</text:p>
          </table:table-cell>
          <table:table-cell table:formula="of:=[.D4]/[.D5]" office:value-type="float" office:value="3.69333436796772" calcext:value-type="float">
            <text:p>3,6933343679677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  <table:table-cell table:formula="of:=[.D7]*8" office:value-type="float" office:value="0" calcext:value-type="float">
            <text:p>0</text:p>
          </table:table-cell>
          <table:table-cell table:formula="of:=[.D6]/[.D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  <table:table-cell table:formula="of:=[.D9]*8" office:value-type="float" office:value="0" calcext:value-type="float">
            <text:p>0</text:p>
          </table:table-cell>
          <table:table-cell table:formula="of:=[.D8]/[.D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" calcext:value-type="float">
            <text:p>2</text:p>
          </table:table-cell>
          <table:table-cell table:formula="of:=[.C10]/[.D10]" office:value-type="float" office:value="13125255" calcext:value-type="float">
            <text:p>13125255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" calcext:value-type="float">
            <text:p>3</text:p>
          </table:table-cell>
          <table:table-cell table:formula="of:=[.C11]/[.D11]" office:value-type="float" office:value="8750170" calcext:value-type="float">
            <text:p>8750170</text:p>
          </table:table-cell>
          <table:table-cell table:formula="of:=[.D11]*8" office:value-type="float" office:value="24" calcext:value-type="float">
            <text:p>24</text:p>
          </table:table-cell>
          <table:table-cell table:formula="of:=[.D10]/[.D11]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760" calcext:value-type="float">
            <text:p>1760</text:p>
          </table:table-cell>
          <table:table-cell table:formula="of:=[.C12]/[.D12]" office:value-type="float" office:value="199022.727272727" calcext:value-type="float">
            <text:p>199022,727272727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06" calcext:value-type="float">
            <text:p>606</text:p>
          </table:table-cell>
          <table:table-cell table:formula="of:=[.C13]/[.D13]" office:value-type="float" office:value="578019.801980198" calcext:value-type="float">
            <text:p>578019,801980198</text:p>
          </table:table-cell>
          <table:table-cell table:formula="of:=[.D13]*8" office:value-type="float" office:value="4848" calcext:value-type="float">
            <text:p>4848</text:p>
          </table:table-cell>
          <table:table-cell table:formula="of:=[.D12]/[.D13]" office:value-type="float" office:value="2.9042904290429" calcext:value-type="float">
            <text:p>2,904290429042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24085" calcext:value-type="float">
            <text:p>24085</text:p>
          </table:table-cell>
          <table:table-cell table:formula="of:=[.C14]/[.D14]" office:value-type="float" office:value="8968.23749221507" calcext:value-type="float">
            <text:p>8968,23749221507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6773" calcext:value-type="float">
            <text:p>6773</text:p>
          </table:table-cell>
          <table:table-cell table:formula="of:=[.C15]/[.D15]" office:value-type="float" office:value="31891.3332349033" calcext:value-type="float">
            <text:p>31891,3332349033</text:p>
          </table:table-cell>
          <table:table-cell table:formula="of:=[.D15]*8" office:value-type="float" office:value="54184" calcext:value-type="float">
            <text:p>54184</text:p>
          </table:table-cell>
          <table:table-cell table:formula="of:=[.D14]/[.D15]" office:value-type="float" office:value="3.55603130075299" calcext:value-type="float">
            <text:p>3,55603130075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00:26:01.276594484</dc:date>
    <meta:editing-duration>PT7M19S</meta:editing-duration>
    <meta:editing-cycles>1</meta:editing-cycles>
    <meta:document-statistic meta:table-count="1" meta:cell-count="98" meta:object-count="0"/>
    <meta:generator>LibreOffice/6.3.5.2$Linux_X86_64 LibreOffice_project/30$Build-2</meta:generator>
  </office:meta>
</office:document-meta>
</file>